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6</text:p>
      <text:h text:style-name="Heading_20_1" text:outline-level="1">Summary</text:h>
      <text:p text:style-name="Standard">This tool check every x seconds your public ip adress, if it changes (vpn fall down for example) it stops one or several programs. When the VPN crash this tool can send a mail, play a sound.</text:p>
      <text:h text:style-name="Heading_20_1" text:outline-level="1">Requirements</text:h>
      <text:p text:style-name="Standard">- This tool work on Windows and Linux.</text:p>
      <text:p text:style-name="Standard">- You need to install JAVA 1,8 on your operating system</text:p>
      <text:h text:style-name="Heading_20_1" text:outline-level="1">Setting</text:h>
      <text:p text:style-name="Standard">- Download the checkvpn.zip and unzip it</text:p>
      <text:p text:style-name="Standard">- Double click on checkvpn.jar</text:p>
      <text:p text:style-name="Standard">- Click on the button « Update ip » when the VPN is stopped to get your public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h text:style-name="P1" text:outline-level="2">Options</text:h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>- Put a wav to play a sound when the VPN crash or let it empty for no sound. Example : d:\\musique\\shakira.wav</text:p>
      <text:p text:style-name="Standard">- Set the mail parameters to send an email when the VPN crash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5-17T14:16:02.66</dc:date>
    <dc:creator>patrice roland</dc:creator>
    <meta:editing-duration>PT20M4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31" meta:character-count="1227"/>
  </office:meta>
</office:document-meta>
</file>